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textarea-vertical-align="middle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42cm" fo:margin-bottom="0.35cm"/>
    </style:style>
    <style:style style:name="P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Mob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<text:s/>Найди свое место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Городу нужен новый герой...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Несмотря на то, что Москва столица и как говорят - «Moscow never sleep», все сложнее найти место, где тебе действительно было комфортно. Где нет туристов и нет «местных туристов». Где тебя не попросят «пояснить» и не скажут, что - «в кросовках не пускаем».</text:p>
              </text:list-header>
            </text:list>
          </draw:text-box>
        </draw:frame>
        <draw:frame draw:style-name="gr2" draw:text-style-name="P4" draw:layer="layout" svg:width="2.115cm" svg:height="0.646cm" svg:x="12.95cm" svg:y="7.536cm">
          <draw:text-box>
            <text:p text:style-name="P3"><text:span text:style-name="T1">longitude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Наше приложение поможет Вам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В действительно, в Москве есть места, где все не так как у всех, но про такие места Вам никто не расскажет. Возможно, Вы случайно забредете туда в поисках МФЦ или Ремонта Обуви.</text:p>
              </text:list-header>
              <text:list-item>
                <text:p>Что мы, готовы раскрыть эти секретные места….</text:p>
              </text:list-item>
            </text:list>
          </draw:text-box>
        </draw:frame>
        <draw:frame draw:style-name="gr2" draw:text-style-name="P4" draw:layer="layout" svg:width="2.115cm" svg:height="0.646cm" svg:x="12.95cm" svg:y="7.536cm">
          <draw:text-box>
            <text:p text:style-name="P3"><text:span text:style-name="T1">longitude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Показываем <text:s/>web app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Рассказываем про главную страницу</text:p>
              </text:list-header>
              <text:list-item>
                <text:p>Авторизуемся</text:p>
              </text:list-item>
              <text:list-item>
                <text:p>Показываем возможности зарегистрированного пользователя</text:p>
              </text:list-item>
              <text:list-item>
                <text:p>Объясняем логику</text:p>
              </text:list-item>
            </text:list>
          </draw:text-box>
        </draw:frame>
        <draw:frame draw:style-name="gr2" draw:text-style-name="P4" draw:layer="layout" svg:width="2.115cm" svg:height="0.646cm" svg:x="12.95cm" svg:y="7.536cm">
          <draw:text-box>
            <text:p text:style-name="P3"><text:span text:style-name="T1">longitude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Технология создания</text:p>
          </draw:text-box>
        </draw:frame>
        <draw:frame presentation:style-name="pr5" draw:text-style-name="P1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Кто что делал</text:p>
              </text:list-header>
              <text:list-item>
                <text:p>Какие технологии применялись</text:p>
              </text:list-item>
              <text:list-item>
                <text:p>Пару смешных историй</text:p>
              </text:list-item>
            </text:list>
          </draw:text-box>
        </draw:frame>
        <draw:frame draw:style-name="gr2" draw:text-style-name="P4" draw:layer="layout" svg:width="2.115cm" svg:height="0.646cm" svg:x="12.95cm" svg:y="7.536cm">
          <draw:text-box>
            <text:p text:style-name="P3"><text:span text:style-name="T1">longitude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Паланы на будущее</text:p>
          </draw:text-box>
        </draw:frame>
        <draw:frame presentation:style-name="pr5" draw:text-style-name="P1" draw:layer="layout" svg:width="25.199cm" svg:height="9.8cm" svg:x="1.4cm" svg:y="4.6cm" presentation:class="outline" presentation:placeholder="true" presentation:user-transformed="true">
          <draw:text-box/>
        </draw:frame>
        <draw:frame draw:style-name="gr2" draw:text-style-name="P4" draw:layer="layout" svg:width="2.115cm" svg:height="0.646cm" svg:x="12.95cm" svg:y="7.536cm">
          <draw:text-box>
            <text:p text:style-name="P3"><text:span text:style-name="T1">longitude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Ответа на вопросы</text:p>
          </draw:text-box>
        </draw:frame>
        <draw:frame presentation:style-name="pr5" draw:text-style-name="P1" draw:layer="layout" svg:width="25.199cm" svg:height="9.8cm" svg:x="1.4cm" svg:y="4.6cm" presentation:class="outline" presentation:placeholder="true" presentation:user-transformed="true">
          <draw:text-box/>
        </draw:frame>
        <draw:frame draw:style-name="gr2" draw:text-style-name="P4" draw:layer="layout" svg:width="2.115cm" svg:height="0.646cm" svg:x="12.95cm" svg:y="7.536cm">
          <draw:text-box>
            <text:p text:style-name="P3"><text:span text:style-name="T1">longitude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1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1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3T14:49:32.940567978</meta:creation-date>
    <meta:editing-duration>PT4M48S</meta:editing-duration>
    <meta:editing-cycles>2</meta:editing-cycles>
    <meta:generator>LibreOffice/6.4.6.2$Linux_X86_64 LibreOffice_project/40$Build-2</meta:generator>
    <dc:title>Classy Red</dc:title>
    <dc:date>2020-11-23T15:16:43.029316687</dc:date>
    <meta:document-statistic meta:object-count="71"/>
  </office:meta>
</office:document-meta>
</file>